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9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351cm"/>
    </style:style>
    <style:style style:name="co4" style:family="table-column">
      <style:table-column-properties fo:break-before="auto" style:column-width="2.575cm"/>
    </style:style>
    <style:style style:name="co5" style:family="table-column">
      <style:table-column-properties fo:break-before="auto" style:column-width="11.76cm"/>
    </style:style>
    <style:style style:name="co6" style:family="table-column">
      <style:table-column-properties fo:break-before="auto" style:column-width="2.464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8.624cm"/>
    </style:style>
    <style:style style:name="co10" style:family="table-column">
      <style:table-column-properties fo:break-before="auto" style:column-width="11.675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155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8.79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parametros">
      <style:table-properties table:display="true" style:writing-mode="lr-tb"/>
    </style:style>
    <style:style style:name="ta2" style:family="table" style:master-page-name="PageStyle_5f_inputs">
      <style:table-properties table:display="true" style:writing-mode="lr-tb"/>
    </style:style>
    <style:style style:name="ta3" style:family="table" style:master-page-name="PageStyle_5f_send_5f_to_5f_plc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_20_1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Input" style:data-style-name="N0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_20_1" style:data-style-name="N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_20_1" style:data-style-name="N100"/>
    <style:style style:name="ce7" style:family="table-cell" style:parent-style-name="Excel_20_Built-in_20_Normal_20_1">
      <style:text-properties style:text-underline-style="none"/>
    </style:style>
    <style:style style:name="ce8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base-cell-address="inputs.A6">
          <table:error-message table:message-type="stop" table:display="true"/>
        </table:content-validation>
      </table:content-validations>
      <table:table table:name="parametros" table:style-name="ta1" table:print="false">
        <office:forms form:automatic-focus="false" form:apply-design-mode="false"/>
        <table:table-column table:style-name="co1" table:default-cell-style-name="Excel_20_Built-in_20_Normal_20_1"/>
        <table:table-column table:style-name="co2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5" table:default-cell-style-name="Excel_20_Built-in_20_Normal_20_1"/>
        <table:table-column table:style-name="co6" table:default-cell-style-name="Excel_20_Built-in_20_Normal_20_1"/>
        <table:table-column table:style-name="co7" table:number-columns-repeated="250" table:default-cell-style-name="Excel_20_Built-in_20_Normal_20_1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1" office:value-type="string">
            <text:p>Descripcion</text:p>
          </table:table-cell>
          <table:table-cell table:style-name="ce1" office:value-type="string">
            <text:p>Unidades</text:p>
          </table:table-cell>
          <table:table-cell table:number-columns-repeated="250"/>
        </table:table-row>
        <table:table-row table:style-name="ro2">
          <table:table-cell office:value-type="string">
            <text:p>I</text:p>
          </table:table-cell>
          <table:table-cell office:value-type="string">
            <text:p>parameter</text:p>
          </table:table-cell>
          <table:table-cell table:style-name="ce2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M</text:p>
          </table:table-cell>
          <table:table-cell office:value-type="string">
            <text:p>calculatedParameter</text:p>
          </table:table-cell>
          <table:table-cell table:style-name="ce2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[]</text:p>
          </table:table-cell>
          <table:table-cell table:number-columns-repeated="250"/>
        </table:table-row>
        <table:table-row table:style-name="ro2">
          <table:table-cell office:value-type="string">
            <text:p>N</text:p>
          </table:table-cell>
          <table:table-cell office:value-type="string">
            <text:p>calculatedParameter</text:p>
          </table:table-cell>
          <table:table-cell table:style-name="ce2"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table:style-name="ce1" office:value-type="string">
            <text:p>[]</text:p>
          </table:table-cell>
          <table:table-cell table:number-columns-repeated="250"/>
        </table:table-row>
        <table:table-row table:style-name="ro1" table:number-rows-repeated="24">
          <table:table-cell table:style-name="Default" table:number-columns-repeated="6"/>
          <table:table-cell table:number-columns-repeated="250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  <table:named-range table:name="Excel_BuiltIn__FilterDatabase" table:base-cell-address="$parametros.$A$1" table:cell-range-address="$parametros.$A$1:.$F$28"/>
        </table:named-expressions>
      </table:table>
      <table:table table:name="inputs" table:style-name="ta2" table:print="false">
        <office:forms form:automatic-focus="false" form:apply-design-mode="false"/>
        <table:table-column table:style-name="co8" table:default-cell-style-name="Excel_20_Built-in_20_Normal_20_1"/>
        <table:table-column table:style-name="co7" table:default-cell-style-name="Excel_20_Built-in_20_Normal_20_1"/>
        <table:table-column table:style-name="co3" table:default-cell-style-name="Excel_20_Built-in_20_Normal_20_1"/>
        <table:table-column table:style-name="co4" table:default-cell-style-name="Excel_20_Built-in_20_Normal_20_1"/>
        <table:table-column table:style-name="co9" table:default-cell-style-name="Excel_20_Built-in_20_Normal_20_1"/>
        <table:table-column table:style-name="co10" table:default-cell-style-name="Excel_20_Built-in_20_Normal_20_1"/>
        <table:table-column table:style-name="co6" table:default-cell-style-name="Excel_20_Built-in_20_Normal_20_1"/>
        <table:table-column table:style-name="co7" table:number-columns-repeated="249" table:default-cell-style-name="Excel_20_Built-in_20_Normal_20_1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3" office:value-type="string">
            <text:p>node_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Unidades</text:p>
          </table:table-cell>
          <table:table-cell table:number-columns-repeated="249"/>
        </table:table-row>
        <table:table-row table:style-name="ro3">
          <table:table-cell office:value-type="string">
            <text:p>power[3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table:style-name="ce3" office:value-type="string">
            <text:p>ns=2;i=2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power[2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ce3" office:value-type="string">
            <text:p>ns=2;i=3</text:p>
          </table:table-cell>
          <table:table-cell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power[1]</text:p>
          </table:table-cell>
          <table:table-cell table:style-name="ce1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table:style-name="ce3" office:value-type="string">
            <text:p>ns=2;i=3</text:p>
          </table:table-cell>
          <table:table-cell table:style-name="ce1"/>
          <table:table-cell office:value-type="string">
            <text:p>[%]</text:p>
          </table:table-cell>
          <table:table-cell table:number-columns-repeated="249"/>
        </table:table-row>
        <table:table-row table:style-name="ro3">
          <table:table-cell office:value-type="string">
            <text:p>vfr</text:p>
          </table:table-cell>
          <table:table-cell table:style-name="ce1" office:value-type="string">
            <text:p>input</text:p>
          </table:table-cell>
          <table:table-cell office:value-type="float" office:value="750">
            <text:p>750</text:p>
          </table:table-cell>
          <table:table-cell office:value-type="float" office:value="173">
            <text:p>173</text:p>
          </table:table-cell>
          <table:table-cell table:style-name="ce3"/>
          <table:table-cell table:style-name="ce1"/>
          <table:table-cell table:style-name="ce1" office:value-type="string">
            <text:p>[m³/s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abs_in</text:p>
          </table:table-cell>
          <table:table-cell table:style-name="ce1" office:value-type="string">
            <text:p>input</text:p>
          </table:table-cell>
          <table:table-cell table:style-name="ce2"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ce3"/>
          <table:table-cell/>
          <table:table-cell office:value-type="string">
            <text:p>[1/m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1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2_in</text:p>
          </table:table-cell>
          <table:table-cell table:style-name="ce1" office:value-type="string">
            <text:p>input</text:p>
          </table:table-cell>
          <table:table-cell table:style-name="ce2"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a3_in</text:p>
          </table:table-cell>
          <table:table-cell table:style-name="ce1" office:value-type="string">
            <text:p>input</text:p>
          </table:table-cell>
          <table:table-cell table:style-name="ce2"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ce3"/>
          <table:table-cell/>
          <table:table-cell table:style-name="ce1" office:value-type="string">
            <text:p>[UFC/100m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rho_c_in</text:p>
          </table:table-cell>
          <table:table-cell table:style-name="ce1" office:value-type="string">
            <text:p>input</text:p>
          </table:table-cell>
          <table:table-cell table:style-name="ce2"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ce3"/>
          <table:table-cell/>
          <table:table-cell office:value-type="string">
            <text:p>[ml/L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1]</text:p>
          </table:table-cell>
          <table:table-cell table:style-name="ce1" office:value-type="string">
            <text:p>input</text:p>
          </table:table-cell>
          <table:table-cell table:style-name="ce4" office:value-type="float" office:value="1">
            <text:p>1</text:p>
          </table:table-cell>
          <table:table-cell office:value-type="float" office:value="93">
            <text:p>93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4">
            <text:p>94</text:p>
          </table:table-cell>
          <table:table-cell table:style-name="ce3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5">
            <text:p>9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6">
            <text:p>9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7">
            <text:p>9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8">
            <text:p>9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99">
            <text:p>9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1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0">
            <text:p>10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1">
            <text:p>10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2">
            <text:p>10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3">
            <text:p>10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4">
            <text:p>10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5">
            <text:p>10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6">
            <text:p>10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7">
            <text:p>10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2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8">
            <text:p>10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09">
            <text:p>10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0">
            <text:p>11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1">
            <text:p>11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2">
            <text:p>11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3">
            <text:p>11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4">
            <text:p>11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5">
            <text:p>11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3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6">
            <text:p>11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7">
            <text:p>11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8">
            <text:p>11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19">
            <text:p>11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0">
            <text:p>12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1">
            <text:p>12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2">
            <text:p>12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3">
            <text:p>12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4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4">
            <text:p>12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5">
            <text:p>12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6">
            <text:p>12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7">
            <text:p>12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8">
            <text:p>12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29">
            <text:p>12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0">
            <text:p>13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1">
            <text:p>13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5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2">
            <text:p>13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3">
            <text:p>13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4">
            <text:p>13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5">
            <text:p>13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6">
            <text:p>13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7">
            <text:p>13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8">
            <text:p>13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39">
            <text:p>13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6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0">
            <text:p>14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1">
            <text:p>14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3">
            <text:p>14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4">
            <text:p>14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5">
            <text:p>14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6">
            <text:p>14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7">
            <text:p>14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7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8">
            <text:p>14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49">
            <text:p>14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0">
            <text:p>15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1">
            <text:p>15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2">
            <text:p>15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3">
            <text:p>15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3">
          <table:table-cell table:style-name="ce3" table:content-validation-name="val1" office:value-type="string">
            <text:p>vel_prof[8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4">
            <text:p>15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8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5">
            <text:p>15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8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6">
            <text:p>15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7">
            <text:p>15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8">
            <text:p>15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59">
            <text:p>15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0">
            <text:p>16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1">
            <text:p>16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2">
            <text:p>16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3">
            <text:p>163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9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4">
            <text:p>164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1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5">
            <text:p>165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2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6">
            <text:p>166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3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7">
            <text:p>167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4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8">
            <text:p>168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5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69">
            <text:p>169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6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0">
            <text:p>170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7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1">
            <text:p>171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>
          <table:table-cell table:style-name="ce3" table:content-validation-name="val1" office:value-type="string">
            <text:p>vel_prof[10,8]</text:p>
          </table:table-cell>
          <table:table-cell table:style-name="ce1" office:value-type="string">
            <text:p>input</text:p>
          </table:table-cell>
          <table:table-cell table:style-name="ce2" office:value-type="float" office:value="1">
            <text:p>1</text:p>
          </table:table-cell>
          <table:table-cell office:value-type="float" office:value="172">
            <text:p>172</text:p>
          </table:table-cell>
          <table:table-cell table:style-name="ce3" table:content-validation-name="val1"/>
          <table:table-cell/>
          <table:table-cell office:value-type="string">
            <text:p>[-]</text:p>
          </table:table-cell>
          <table:table-cell table:number-columns-repeated="249"/>
        </table:table-row>
        <table:table-row table:style-name="ro1" table:number-rows-repeated="1048485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inputs.$A$1:.$G$90"/>
          <table:named-range table:name="_xlnm._FilterDatabase" table:base-cell-address="$parametros.$A$1" table:cell-range-address="$inputs.$A$1:.$G$90"/>
        </table:named-expressions>
      </table:table>
      <table:table table:name="send_to_plc" table:style-name="ta3" table:print="false">
        <office:forms form:automatic-focus="false" form:apply-design-mode="false"/>
        <table:table-column table:style-name="co4" table:default-cell-style-name="Excel_20_Built-in_20_Normal_20_1"/>
        <table:table-column table:style-name="co12" table:default-cell-style-name="ce6"/>
        <table:table-column table:style-name="co3" table:default-cell-style-name="Excel_20_Built-in_20_Normal_20_1"/>
        <table:table-column table:style-name="co13" table:default-cell-style-name="Excel_20_Built-in_20_Normal_20_1"/>
        <table:table-column table:style-name="co14" table:default-cell-style-name="ce8"/>
        <table:table-column table:style-name="co7" table:number-columns-repeated="251" table:default-cell-style-name="Excel_20_Built-in_20_Normal_20_1"/>
        <table:table-row table:style-name="ro3">
          <table:table-cell table:style-name="ce3" office:value-type="string">
            <text:p>name</text:p>
          </table:table-cell>
          <table:table-cell table:style-name="ce5" office:value-type="string">
            <text:p>causality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reference</text:p>
          </table:table-cell>
          <table:table-cell table:style-name="ce5" office:value-type="string">
            <text:p>node_id</text:p>
          </table:table-cell>
          <table:table-cell table:number-columns-repeated="251"/>
        </table:table-row>
        <table:table-row table:style-name="ro3">
          <table:table-cell table:style-name="ce3" office:value-type="string">
            <text:p>concOutA1_1</text:p>
          </table:table-cell>
          <table:table-cell table:style-name="ce1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Excel_20_Built-in_20_Normal_20_1" office:value-type="string">
            <text:p>ns=2;i=5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Excel_20_Built-in_20_Normal_20_1" office:value-type="string">
            <text:p>ns=2;i=6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Excel_20_Built-in_20_Normal_20_1" office:value-type="string">
            <text:p>ns=2;i=7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Excel_20_Built-in_20_Normal_20_1" office:value-type="string">
            <text:p>ns=2;i=8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style-name="Excel_20_Built-in_20_Normal_20_1" office:value-type="string">
            <text:p>ns=2;i=9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style-name="Excel_20_Built-in_20_Normal_20_1" office:value-type="string">
            <text:p>ns=2;i=10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1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style-name="Excel_20_Built-in_20_Normal_20_1" office:value-type="string">
            <text:p>ns=2;i=11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2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table:style-name="Excel_20_Built-in_20_Normal_20_1" office:value-type="string">
            <text:p>ns=2;i=12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A3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table:style-name="ce7" office:value-type="string">
            <text:p>ns=2;i=13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1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Excel_20_Built-in_20_Normal_20_1" office:value-type="string">
            <text:p>ns=2;i=14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2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3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table:style-name="Excel_20_Built-in_20_Normal_20_1" office:value-type="string">
            <text:p>ns=2;i=15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4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5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6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concOutC_7</text:p>
          </table:table-cell>
          <table:table-cell table:style-name="ce5" office:value-type="string">
            <text:p>output</text:p>
          </table:table-cell>
          <table:table-cell office:value-type="float" office:value="0">
            <text:p>0</text:p>
          </table:table-cell>
          <table:table-cell office:value-type="float" office:value="61">
            <text:p>61</text:p>
          </table:table-cell>
          <table:table-cell table:style-name="Excel_20_Built-in_20_Normal_20_1" office:value-type="string">
            <text:p>ns=2;i=16</text:p>
          </table:table-cell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1_in</text:p>
          </table:table-cell>
          <table:table-cell table:style-name="ce5" office:value-type="string">
            <text:p>input</text:p>
          </table:table-cell>
          <table:table-cell office:value-type="float" office:value="100000">
            <text:p>100000</text:p>
          </table:table-cell>
          <table:table-cell office:value-type="float" office:value="75">
            <text:p>7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2_in</text:p>
          </table:table-cell>
          <table:table-cell table:style-name="ce5" office:value-type="string">
            <text:p>input</text:p>
          </table:table-cell>
          <table:table-cell office:value-type="float" office:value="8000">
            <text:p>8000</text:p>
          </table:table-cell>
          <table:table-cell office:value-type="float" office:value="76">
            <text:p>76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rho_a3_in</text:p>
          </table:table-cell>
          <table:table-cell table:style-name="ce5" office:value-type="string">
            <text:p>input</text:p>
          </table:table-cell>
          <table:table-cell office:value-type="float" office:value="1000">
            <text:p>1000</text:p>
          </table:table-cell>
          <table:table-cell office:value-type="float" office:value="77">
            <text:p>77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table:style-name="ce3" table:content-validation-name="val1" office:value-type="string">
            <text:p>abs_in</text:p>
          </table:table-cell>
          <table:table-cell table:style-name="ce5" office:value-type="string">
            <text:p>input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style-name="Excel_20_Built-in_20_Normal_20_1"/>
          <table:table-cell table:number-columns-repeated="251"/>
        </table:table-row>
        <table:table-row table:style-name="ro3">
          <table:table-cell office:value-type="string">
            <text:p>rho_c_in</text:p>
          </table:table-cell>
          <table:table-cell table:style-name="ce5" office:value-type="string">
            <text:p>input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table:style-name="Excel_20_Built-in_20_Normal_20_1"/>
          <table:table-cell table:number-columns-repeated="251"/>
        </table:table-row>
        <table:table-row table:style-name="ro1" table:number-rows-repeated="1048541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range table:name="Excel_BuiltIn__FilterDatabase" table:base-cell-address="$parametros.$A$1" table:cell-range-address="$send_to_plc.$A$1:.$E$33"/>
        </table:named-expressions>
      </table:table>
      <table:named-expressions>
        <table:named-range table:name="Excel_BuiltIn__FilterDatabase_1" table:base-cell-address="$parametros.$A$1" table:cell-range-address="$inputs.$A$1:.$E$90"/>
        <table:named-range table:name="Excel_BuiltIn__FilterDatabase_2" table:base-cell-address="$parametros.$A$1" table:cell-range-address="$inputs.$A$1:.$G$90"/>
        <table:named-expression table:name="Excel_BuiltIn__FilterDatabase_1_1" table:base-cell-address="$parametros.$A$1" table:expression="0"/>
        <table:named-expression table:name="Excel_BuiltIn__FilterDatabase_2_1" table:base-cell-address="$parametros.$A$1" table:expression="0"/>
        <table:named-expression table:name="Excel_BuiltIn__FilterDatabase_1_1_1" table:base-cell-address="$parametros.$A$1" table:expression="0"/>
        <table:named-expression table:name="Excel_BuiltIn__FilterDatabase_1_1_1_1" table:base-cell-address="$parametros.$A$1" table:expression="0"/>
        <table:named-expression table:name="Excel_BuiltIn__FilterDatabase_2_1_1" table:base-cell-address="$parametros.$A$1" table:expression="0"/>
        <table:named-expression table:name="Tabla1" table:base-cell-address="$parametros.$A$1" table:expression="#ref!"/>
        <table:named-range table:name="Tabla2" table:base-cell-address="$parametros.$A$1" table:cell-range-address="$parametros.$A$1:.$D$28"/>
        <table:named-range table:name="Tabla3" table:base-cell-address="$parametros.$A$1" table:cell-range-address="$inputs.$A$1:.$E$90"/>
        <table:named-range table:name="Tabla4" table:base-cell-address="$parametros.$A$1" table:cell-range-address="$send_to_plc.$A$1:.$E$33"/>
        <table:named-expression table:name="Tabla6" table:base-cell-address="$parametros.$A$1" table:expression="#ref!"/>
        <table:named-range table:name="_xlnm._FilterDatabase_1" table:base-cell-address="$parametros.$A$1" table:cell-range-address="$inputs.$A$1:.$G$90"/>
        <table:named-range table:name="__Anonymous_Sheet_DB__1" table:base-cell-address="$parametros.$A$1" table:cell-range-address="$inputs.$A$1:.$G$90"/>
        <table:named-range table:name="__Anonymous_Sheet_DB__2" table:base-cell-address="$parametros.$A$1" table:cell-range-address="$parametros.$A$1:.$F$2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€ </number:text>
    </number:number-style>
    <number:number-style style:name="N126P1" style:volatile="true">
      <number:text>-</number:text>
      <number:number number:decimal-places="0" number:min-integer-digits="1" number:grouping="true"/>
      <number:text> € </number:text>
    </number:number-style>
    <number:number-style style:name="N126P2" style:volatile="true">
      <number:text> -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€ </number:text>
    </number:number-style>
    <number:number-style style:name="N134P1" style:volatile="true">
      <number:text>-</number:text>
      <number:number number:decimal-places="2" number:min-integer-digits="1" number:grouping="true"/>
      <number:text> € </number:text>
    </number:number-style>
    <number:number-style style:name="N134P2" style:volatile="true">
      <number:text> -</number:text>
      <number:number number:decimal-places="0" number:min-integer-digits="0"/>
      <number:text>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35cm solid #7f7f7f" style:direction="ltr" style:rotation-angle="0" style:rotation-align="none" style:shrink-to-fit="false" style:vertical-align="automatic"/>
      <style:paragraph-properties fo:margin-left="0cm" style:writing-mode="page"/>
      <style:text-properties fo:color="#3f3f7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33c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339966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ext-properties fo:color="#666699" style:text-outline="false" style:text-line-through-style="none" style:font-name="Calibri Light" fo:font-size="18pt" fo:font-style="normal" fo:text-shadow="none" style:text-underline-style="none" fo:font-weight="normal" style:font-size-asian="18pt" style:font-style-asian="normal" style:font-weight-asian="normal" style:font-name-complex="Calibri Light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0.141cm solid #99ccff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0.088cm solid #33cccc" style:diagonal-bl-tr="none" style:diagonal-tl-br="none" fo:border-left="none" fo:border-right="none" style:rotation-align="none" fo:border-top="none"/>
      <style:text-properties fo:color="#6666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ffcc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20">20/12/2023</text:date>, <text:time>16:34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arametros" style:display-name="PageStyle_parametr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s" style:display-name="PageStyle_inpu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5f_to_5f_plc" style:display-name="PageStyle_send_to_pl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_5f_description" style:display-name="PageStyle_model_descript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2-20T16:34:43.71</dc:date>
    <meta:editing-cycles>47</meta:editing-cycles>
    <meta:editing-duration>P23DT23H29M8S</meta:editing-duration>
    <meta:generator>OpenOffice/4.1.14$Win32 OpenOffice.org_project/4114m1$Build-9811</meta:generator>
    <meta:document-statistic meta:table-count="3" meta:cell-count="625" meta:object-count="0"/>
  </office:meta>
</office:document-meta>
</file>